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.248in" style:auto-text-indent="false" style:page-number="1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-4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Вопросы на экзамен</text:span></text:p>
      <text:p text:style-name="P2"/>
      <text:p text:style-name="P3"><text:span text:style-name="T2">1. Недостатки плоских файлов и пути их преодоления. Достоинства и недостатки интеграции данных.</text:span></text:p>
      <text:p text:style-name="P3"><text:span text:style-name="T2">2. Модели данных. Иерархическая, сетевая и реляционная модели данных.</text:span></text:p>
      <text:p text:style-name="P3"><text:span text:style-name="T2">3. Состав и основные компоненты системы баз данных. Архитектура банков данных.</text:span></text:p>
      <text:p text:style-name="P3"><text:span text:style-name="T2">4. Реляционная модель данных. 12 правил Кодда. Уровни представления данных. Понятие схемы и подсхемы. Схема отношения.</text:span></text:p>
      <text:p text:style-name="P3"><text:span text:style-name="T2">5. Представление и манипулирование данными. Ограничения целостности. Каскадные операции.</text:span></text:p>
      <text:p text:style-name="P3"><text:span text:style-name="T2">6. Язык манипулирования для реляционной модели данных. Реляционная алгебра. Операции и правила их выполнения. Типы запросов и их представление в реляционной алгебре.</text:span></text:p>
      <text:p text:style-name="P3"><text:span text:style-name="T2">7. Язык манипулирования для реляционной модели данных. Реляционная алгебра. Свойства реляционных операций.</text:span></text:p>
      <text:p text:style-name="P3"><text:span text:style-name="T2">8. Проектирование реляционной базы данных с помощью нормализации.</text:span></text:p>
      <text:p text:style-name="P3"><text:span text:style-name="T2">9. Язык SQL. Описание данных. Константы. Переменные. Функции. Выражения. Условия.</text:span></text:p>
      <text:p text:style-name="P3"><text:span text:style-name="T2">10. Язык SQL. Манипулирование данными.</text:span></text:p>
      <text:p text:style-name="P3"><text:span text:style-name="T2">11. Типы запросов и их представление в SQL.</text:span></text:p>
      <text:p text:style-name="P3"><text:span text:style-name="T2">12. Транзакции и их реализация в разных системах. Использование внутреннего и внешнего соединения.</text:span></text:p>
      <text:p text:style-name="P3"><text:span text:style-name="T2">13. Встроенный SQL. Обзор современных систем управления базами данных (СУБД).</text:span></text:p>
      <text:p text:style-name="P3"><text:span text:style-name="T2">14. Динамический SQL и хранимые процедуры.</text:span></text:p>
      <text:p text:style-name="P3"><text:span text:style-name="T2">15. Хранимые процедуры и триггеры.</text:span></text:p>
      <text:p text:style-name="P3"><text:span text:style-name="T2">16. Коллективный доступ к базе данных. Представления(view) и работа с ними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0pt" fo:language="ru" fo:country="RU" style:letter-kerning="false" style:font-name-asian="Cambria1" style:font-size-asian="10pt" style:language-asian="zh" style:country-asian="CN" style:font-name-complex="Cambri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0pt" fo:language="ru" fo:country="RU" style:letter-kerning="false" style:font-name-asian="Cambria1" style:font-size-asian="10pt" style:language-asian="zh" style:country-asian="CN" style:font-name-complex="Cambria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Обычный" style:family="paragraph" style:default-outline-level="1" style:list-style-name="">
      <style:paragraph-properties style:line-height-at-least="0.0008in" fo:text-align="start" style:justify-single-word="false" fo:orphans="2" fo:widows="2" fo:hyphenation-ladder-count="no-limit" style:vertical-align="top" style:writing-mode="lr-tb"/>
      <style:text-properties style:text-position="0% 100%" style:font-name="Times New Roman" fo:font-family="'Times New Roman'" style:font-family-generic="roman" style:font-pitch="variable" fo:font-size="12pt" fo:language="ru" fo:country="RU" style:text-blinking="false" style:font-name-asian="Times New Roman1" style:font-family-asian="'Times New Roman'" style:font-family-generic-asian="system" style:font-pitch-asian="variable" style:font-size-asian="12pt" style:language-asian="ru" style:country-asian="RU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Обычный" style:default-outline-level="1" style:list-style-name="">
      <style:paragraph-properties fo:line-height="150%" fo:text-align="justify" style:justify-single-word="false" fo:hyphenation-ladder-count="no-limit" style:vertical-align="top"/>
      <style:text-properties style:text-position="0% 100%" style:font-name="Times New Roman" fo:font-family="'Times New Roman'" style:font-family-generic="roman" style:font-pitch="variable" fo:font-size="14pt" fo:language="ru" fo:country="RU" style:text-blinking="false" style:font-name-asian="Times New Roman1" style:font-family-asian="'Times New Roman'" style:font-family-generic-asian="system" style:font-pitch-asian="variable" style:font-size-asian="14pt" style:language-asian="ru" style:country-asian="RU" style:font-size-complex="14pt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Основной_20_шрифт_20_абзаца" style:display-name="Основной шрифт абзаца" style:family="text">
      <style:text-properties style:text-position="0% 100%" style:text-blinking="false" style:text-emphasize="none" style:text-scale="100%"/>
    </style:style>
    <style:style style:name="Основной_20_текст_20_2_20_Знак" style:display-name="Основной текст 2 Знак" style:family="text">
      <style:text-properties style:text-position="0% 100%" style:font-name="Times New Roman" fo:font-family="'Times New Roman'" style:font-family-generic="roman" style:font-pitch="variable" fo:font-size="14pt" style:text-blinking="false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 style:font-weight-complex="bold" style:text-emphasize="none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Нет_20_списка" style:display-name="Нет списка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09:53:00</meta:creation-date>
    <meta:initial-creator>Nafis Shayakbarov</meta:initial-creator>
    <meta:document-statistic meta:table-count="0" meta:image-count="0" meta:object-count="0" meta:page-count="1" meta:paragraph-count="17" meta:word-count="171" meta:character-count="1290" meta:non-whitespace-character-count="1136"/>
    <meta:generator>LibreOfficeDev/6.0.5.2$Linux_X86_64 LibreOffice_project/</meta:generator>
  </office:meta>
</office:document-meta>
</file>